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áblázat1" style:family="table">
      <style:table-properties style:width="17cm" table:align="margins" style:may-break-between-rows="false"/>
    </style:style>
    <style:style style:name="Táblázat1.A" style:family="table-column">
      <style:table-column-properties style:column-width="2.596cm" style:rel-column-width="10009*"/>
    </style:style>
    <style:style style:name="Táblázat1.B" style:family="table-column">
      <style:table-column-properties style:column-width="5.207cm" style:rel-column-width="20072*"/>
    </style:style>
    <style:style style:name="Táblázat1.C" style:family="table-column">
      <style:table-column-properties style:column-width="9.197cm" style:rel-column-width="35454*"/>
    </style:style>
    <style:style style:name="Táblázat1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.C1" style:family="table-cell">
      <style:table-cell-properties fo:padding="0.097cm" fo:border="0.05pt solid #000000"/>
    </style:style>
    <style:style style:name="Táblázat1.A2" style:family="table-cell">
      <style:table-cell-properties fo:padding="0.097cm" fo:border-left="0.05pt solid #000000" fo:border-right="none" fo:border-top="none" fo:border-bottom="0.05pt solid #000000"/>
    </style:style>
    <style:style style:name="Táblázat1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" style:family="table">
      <style:table-properties style:width="17.013cm" fo:margin-left="0cm" table:align="left" style:may-break-between-rows="false"/>
    </style:style>
    <style:style style:name="Táblázat2.A" style:family="table-column">
      <style:table-column-properties style:column-width="0.794cm"/>
    </style:style>
    <style:style style:name="Táblázat2.C" style:family="table-column">
      <style:table-column-properties style:column-width="0.82cm"/>
    </style:style>
    <style:style style:name="Táblázat2.D" style:family="table-column">
      <style:table-column-properties style:column-width="3.281cm"/>
    </style:style>
    <style:style style:name="Táblázat2.E" style:family="table-column">
      <style:table-column-properties style:column-width="5.609cm"/>
    </style:style>
    <style:style style:name="Táblázat2.F" style:family="table-column">
      <style:table-column-properties style:column-width="5.715cm"/>
    </style:style>
    <style:style style:name="Táblázat2.A1" style:family="table-cell">
      <style:table-cell-properties fo:background-color="#00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99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2.C1" style:family="table-cell">
      <style:table-cell-properties fo:background-color="#ff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2.D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2.E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2.F1" style:family="table-cell">
      <style:table-cell-properties fo:padding="0.097cm" fo:border="0.05pt solid #000000"/>
    </style:style>
    <style:style style:name="Táblázat2.D2" style:family="table-cell">
      <style:table-cell-properties fo:padding="0.097cm" fo:border-left="0.05pt solid #000000" fo:border-right="none" fo:border-top="none" fo:border-bottom="0.05pt solid #000000"/>
    </style:style>
    <style:style style:name="Táblázat2.E2" style:family="table-cell">
      <style:table-cell-properties fo:padding="0.097cm" fo:border-left="0.05pt solid #000000" fo:border-right="none" fo:border-top="none" fo:border-bottom="0.05pt solid #000000"/>
    </style:style>
    <style:style style:name="Táblázat2.F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3" style:family="table-cell">
      <style:table-cell-properties fo:padding="0.097cm" fo:border-left="0.05pt solid #000000" fo:border-right="none" fo:border-top="none" fo:border-bottom="0.05pt solid #000000"/>
    </style:style>
    <style:style style:name="Táblázat2.E3" style:family="table-cell">
      <style:table-cell-properties fo:padding="0.097cm" fo:border-left="0.05pt solid #000000" fo:border-right="none" fo:border-top="none" fo:border-bottom="0.05pt solid #000000"/>
    </style:style>
    <style:style style:name="Táblázat2.F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4" style:family="table-cell">
      <style:table-cell-properties fo:padding="0.097cm" fo:border-left="0.05pt solid #000000" fo:border-right="none" fo:border-top="none" fo:border-bottom="0.05pt solid #000000"/>
    </style:style>
    <style:style style:name="Táblázat2.E4" style:family="table-cell">
      <style:table-cell-properties fo:padding="0.097cm" fo:border-left="0.05pt solid #000000" fo:border-right="none" fo:border-top="none" fo:border-bottom="0.05pt solid #000000"/>
    </style:style>
    <style:style style:name="Táblázat2.F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5" style:family="table-cell">
      <style:table-cell-properties fo:padding="0.097cm" fo:border-left="0.05pt solid #000000" fo:border-right="none" fo:border-top="none" fo:border-bottom="0.05pt solid #000000"/>
    </style:style>
    <style:style style:name="Táblázat2.E5" style:family="table-cell">
      <style:table-cell-properties fo:padding="0.097cm" fo:border-left="0.05pt solid #000000" fo:border-right="none" fo:border-top="none" fo:border-bottom="0.05pt solid #000000"/>
    </style:style>
    <style:style style:name="Táblázat2.F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6" style:family="table-cell">
      <style:table-cell-properties fo:padding="0.097cm" fo:border-left="0.05pt solid #000000" fo:border-right="none" fo:border-top="none" fo:border-bottom="0.05pt solid #000000"/>
    </style:style>
    <style:style style:name="Táblázat2.E6" style:family="table-cell">
      <style:table-cell-properties fo:padding="0.097cm" fo:border-left="0.05pt solid #000000" fo:border-right="none" fo:border-top="none" fo:border-bottom="0.05pt solid #000000"/>
    </style:style>
    <style:style style:name="Táblázat2.F6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7" style:family="table-cell">
      <style:table-cell-properties fo:padding="0.097cm" fo:border-left="0.05pt solid #000000" fo:border-right="none" fo:border-top="none" fo:border-bottom="0.05pt solid #000000"/>
    </style:style>
    <style:style style:name="Táblázat2.D7" style:family="table-cell">
      <style:table-cell-properties fo:padding="0.097cm" fo:border-left="0.05pt solid #000000" fo:border-right="none" fo:border-top="none" fo:border-bottom="0.05pt solid #000000"/>
    </style:style>
    <style:style style:name="Táblázat2.E7" style:family="table-cell">
      <style:table-cell-properties fo:padding="0.097cm" fo:border-left="0.05pt solid #000000" fo:border-right="none" fo:border-top="none" fo:border-bottom="0.05pt solid #000000"/>
    </style:style>
    <style:style style:name="Táblázat2.F7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8" style:family="table-cell">
      <style:table-cell-properties fo:padding="0.097cm" fo:border-left="0.05pt solid #000000" fo:border-right="none" fo:border-top="none" fo:border-bottom="0.05pt solid #000000"/>
    </style:style>
    <style:style style:name="Táblázat2.B8" style:family="table-cell">
      <style:table-cell-properties fo:padding="0.097cm" fo:border-left="0.05pt solid #000000" fo:border-right="none" fo:border-top="none" fo:border-bottom="0.05pt solid #000000"/>
    </style:style>
    <style:style style:name="Táblázat2.D8" style:family="table-cell">
      <style:table-cell-properties fo:padding="0.097cm" fo:border-left="0.05pt solid #000000" fo:border-right="none" fo:border-top="none" fo:border-bottom="0.05pt solid #000000"/>
    </style:style>
    <style:style style:name="Táblázat2.E8" style:family="table-cell">
      <style:table-cell-properties fo:padding="0.097cm" fo:border-left="0.05pt solid #000000" fo:border-right="none" fo:border-top="none" fo:border-bottom="0.05pt solid #000000"/>
    </style:style>
    <style:style style:name="Táblázat2.F8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9" style:family="table-cell">
      <style:table-cell-properties fo:padding="0.097cm" fo:border-left="0.05pt solid #000000" fo:border-right="none" fo:border-top="none" fo:border-bottom="0.05pt solid #000000"/>
    </style:style>
    <style:style style:name="Táblázat2.B9" style:family="table-cell">
      <style:table-cell-properties fo:padding="0.097cm" fo:border-left="0.05pt solid #000000" fo:border-right="none" fo:border-top="none" fo:border-bottom="0.05pt solid #000000"/>
    </style:style>
    <style:style style:name="Táblázat2.D9" style:family="table-cell">
      <style:table-cell-properties fo:padding="0.097cm" fo:border-left="0.05pt solid #000000" fo:border-right="none" fo:border-top="none" fo:border-bottom="0.05pt solid #000000"/>
    </style:style>
    <style:style style:name="Táblázat2.E9" style:family="table-cell">
      <style:table-cell-properties fo:padding="0.097cm" fo:border-left="0.05pt solid #000000" fo:border-right="none" fo:border-top="none" fo:border-bottom="0.05pt solid #000000"/>
    </style:style>
    <style:style style:name="Táblázat2.F9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0" style:family="table-cell">
      <style:table-cell-properties fo:padding="0.097cm" fo:border-left="0.05pt solid #000000" fo:border-right="none" fo:border-top="none" fo:border-bottom="0.05pt solid #000000"/>
    </style:style>
    <style:style style:name="Táblázat2.B10" style:family="table-cell">
      <style:table-cell-properties fo:padding="0.097cm" fo:border-left="0.05pt solid #000000" fo:border-right="none" fo:border-top="none" fo:border-bottom="0.05pt solid #000000"/>
    </style:style>
    <style:style style:name="Táblázat2.D10" style:family="table-cell">
      <style:table-cell-properties fo:padding="0.097cm" fo:border-left="0.05pt solid #000000" fo:border-right="none" fo:border-top="none" fo:border-bottom="0.05pt solid #000000"/>
    </style:style>
    <style:style style:name="Táblázat2.E10" style:family="table-cell">
      <style:table-cell-properties fo:padding="0.097cm" fo:border-left="0.05pt solid #000000" fo:border-right="none" fo:border-top="none" fo:border-bottom="0.05pt solid #000000"/>
    </style:style>
    <style:style style:name="Táblázat2.F10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1" style:family="table-cell">
      <style:table-cell-properties fo:padding="0.097cm" fo:border-left="0.05pt solid #000000" fo:border-right="none" fo:border-top="none" fo:border-bottom="0.05pt solid #000000"/>
    </style:style>
    <style:style style:name="Táblázat2.B11" style:family="table-cell">
      <style:table-cell-properties fo:padding="0.097cm" fo:border-left="0.05pt solid #000000" fo:border-right="none" fo:border-top="none" fo:border-bottom="0.05pt solid #000000"/>
    </style:style>
    <style:style style:name="Táblázat2.D11" style:family="table-cell">
      <style:table-cell-properties fo:padding="0.097cm" fo:border-left="0.05pt solid #000000" fo:border-right="none" fo:border-top="none" fo:border-bottom="0.05pt solid #000000"/>
    </style:style>
    <style:style style:name="Táblázat2.E11" style:family="table-cell">
      <style:table-cell-properties fo:padding="0.097cm" fo:border-left="0.05pt solid #000000" fo:border-right="none" fo:border-top="none" fo:border-bottom="0.05pt solid #000000"/>
    </style:style>
    <style:style style:name="Táblázat2.F11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2" style:family="table-cell">
      <style:table-cell-properties fo:padding="0.097cm" fo:border-left="0.05pt solid #000000" fo:border-right="none" fo:border-top="none" fo:border-bottom="0.05pt solid #000000"/>
    </style:style>
    <style:style style:name="Táblázat2.B12" style:family="table-cell">
      <style:table-cell-properties fo:padding="0.097cm" fo:border-left="0.05pt solid #000000" fo:border-right="none" fo:border-top="none" fo:border-bottom="0.05pt solid #000000"/>
    </style:style>
    <style:style style:name="Táblázat2.D12" style:family="table-cell">
      <style:table-cell-properties fo:padding="0.097cm" fo:border-left="0.05pt solid #000000" fo:border-right="none" fo:border-top="none" fo:border-bottom="0.05pt solid #000000"/>
    </style:style>
    <style:style style:name="Táblázat2.E12" style:family="table-cell">
      <style:table-cell-properties fo:padding="0.097cm" fo:border-left="0.05pt solid #000000" fo:border-right="none" fo:border-top="none" fo:border-bottom="0.05pt solid #000000"/>
    </style:style>
    <style:style style:name="Táblázat2.F1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3" style:family="table-cell">
      <style:table-cell-properties fo:padding="0.097cm" fo:border-left="0.05pt solid #000000" fo:border-right="none" fo:border-top="none" fo:border-bottom="0.05pt solid #000000"/>
    </style:style>
    <style:style style:name="Táblázat2.B13" style:family="table-cell">
      <style:table-cell-properties fo:padding="0.097cm" fo:border-left="0.05pt solid #000000" fo:border-right="none" fo:border-top="none" fo:border-bottom="0.05pt solid #000000"/>
    </style:style>
    <style:style style:name="Táblázat2.D13" style:family="table-cell">
      <style:table-cell-properties fo:padding="0.097cm" fo:border-left="0.05pt solid #000000" fo:border-right="none" fo:border-top="none" fo:border-bottom="0.05pt solid #000000"/>
    </style:style>
    <style:style style:name="Táblázat2.E13" style:family="table-cell">
      <style:table-cell-properties fo:padding="0.097cm" fo:border-left="0.05pt solid #000000" fo:border-right="none" fo:border-top="none" fo:border-bottom="0.05pt solid #000000"/>
    </style:style>
    <style:style style:name="Táblázat2.F1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4" style:family="table-cell">
      <style:table-cell-properties fo:padding="0.097cm" fo:border-left="0.05pt solid #000000" fo:border-right="none" fo:border-top="none" fo:border-bottom="0.05pt solid #000000"/>
    </style:style>
    <style:style style:name="Táblázat2.B14" style:family="table-cell">
      <style:table-cell-properties fo:padding="0.097cm" fo:border-left="0.05pt solid #000000" fo:border-right="none" fo:border-top="none" fo:border-bottom="0.05pt solid #000000"/>
    </style:style>
    <style:style style:name="Táblázat2.D14" style:family="table-cell">
      <style:table-cell-properties fo:padding="0.097cm" fo:border-left="0.05pt solid #000000" fo:border-right="none" fo:border-top="none" fo:border-bottom="0.05pt solid #000000"/>
    </style:style>
    <style:style style:name="Táblázat2.E14" style:family="table-cell">
      <style:table-cell-properties fo:padding="0.097cm" fo:border-left="0.05pt solid #000000" fo:border-right="none" fo:border-top="none" fo:border-bottom="0.05pt solid #000000"/>
    </style:style>
    <style:style style:name="Táblázat2.F1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5" style:family="table-cell">
      <style:table-cell-properties fo:padding="0.097cm" fo:border-left="0.05pt solid #000000" fo:border-right="none" fo:border-top="none" fo:border-bottom="0.05pt solid #000000"/>
    </style:style>
    <style:style style:name="Táblázat2.B15" style:family="table-cell">
      <style:table-cell-properties fo:padding="0.097cm" fo:border-left="0.05pt solid #000000" fo:border-right="none" fo:border-top="none" fo:border-bottom="0.05pt solid #000000"/>
    </style:style>
    <style:style style:name="Táblázat2.D15" style:family="table-cell">
      <style:table-cell-properties fo:padding="0.097cm" fo:border-left="0.05pt solid #000000" fo:border-right="none" fo:border-top="none" fo:border-bottom="0.05pt solid #000000"/>
    </style:style>
    <style:style style:name="Táblázat2.E15" style:family="table-cell">
      <style:table-cell-properties fo:padding="0.097cm" fo:border-left="0.05pt solid #000000" fo:border-right="none" fo:border-top="none" fo:border-bottom="0.05pt solid #000000"/>
    </style:style>
    <style:style style:name="Táblázat2.F1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6" style:family="table-cell">
      <style:table-cell-properties fo:padding="0.097cm" fo:border-left="0.05pt solid #000000" fo:border-right="none" fo:border-top="none" fo:border-bottom="0.05pt solid #000000"/>
    </style:style>
    <style:style style:name="Táblázat2.B16" style:family="table-cell">
      <style:table-cell-properties fo:padding="0.097cm" fo:border-left="0.05pt solid #000000" fo:border-right="none" fo:border-top="none" fo:border-bottom="0.05pt solid #000000"/>
    </style:style>
    <style:style style:name="Táblázat2.D16" style:family="table-cell">
      <style:table-cell-properties fo:padding="0.097cm" fo:border-left="0.05pt solid #000000" fo:border-right="none" fo:border-top="none" fo:border-bottom="0.05pt solid #000000"/>
    </style:style>
    <style:style style:name="Táblázat2.E16" style:family="table-cell">
      <style:table-cell-properties fo:padding="0.097cm" fo:border-left="0.05pt solid #000000" fo:border-right="none" fo:border-top="none" fo:border-bottom="0.05pt solid #000000"/>
    </style:style>
    <style:style style:name="Táblázat2.F16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7" style:family="table-cell">
      <style:table-cell-properties fo:padding="0.097cm" fo:border-left="0.05pt solid #000000" fo:border-right="none" fo:border-top="none" fo:border-bottom="0.05pt solid #000000"/>
    </style:style>
    <style:style style:name="Táblázat2.B17" style:family="table-cell">
      <style:table-cell-properties fo:padding="0.097cm" fo:border-left="0.05pt solid #000000" fo:border-right="none" fo:border-top="none" fo:border-bottom="0.05pt solid #000000"/>
    </style:style>
    <style:style style:name="Táblázat2.D17" style:family="table-cell">
      <style:table-cell-properties fo:padding="0.097cm" fo:border-left="0.05pt solid #000000" fo:border-right="none" fo:border-top="none" fo:border-bottom="0.05pt solid #000000"/>
    </style:style>
    <style:style style:name="Táblázat2.E17" style:family="table-cell">
      <style:table-cell-properties fo:padding="0.097cm" fo:border-left="0.05pt solid #000000" fo:border-right="none" fo:border-top="none" fo:border-bottom="0.05pt solid #000000"/>
    </style:style>
    <style:style style:name="Táblázat2.F17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8" style:family="table-cell">
      <style:table-cell-properties fo:padding="0.097cm" fo:border-left="0.05pt solid #000000" fo:border-right="none" fo:border-top="none" fo:border-bottom="0.05pt solid #000000"/>
    </style:style>
    <style:style style:name="Táblázat2.B18" style:family="table-cell">
      <style:table-cell-properties fo:padding="0.097cm" fo:border-left="0.05pt solid #000000" fo:border-right="none" fo:border-top="none" fo:border-bottom="0.05pt solid #000000"/>
    </style:style>
    <style:style style:name="Táblázat2.D18" style:family="table-cell">
      <style:table-cell-properties fo:padding="0.097cm" fo:border-left="0.05pt solid #000000" fo:border-right="none" fo:border-top="none" fo:border-bottom="0.05pt solid #000000"/>
    </style:style>
    <style:style style:name="Táblázat2.E18" style:family="table-cell">
      <style:table-cell-properties fo:padding="0.097cm" fo:border-left="0.05pt solid #000000" fo:border-right="none" fo:border-top="none" fo:border-bottom="0.05pt solid #000000"/>
    </style:style>
    <style:style style:name="Táblázat2.F18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9" style:family="table-cell">
      <style:table-cell-properties fo:padding="0.097cm" fo:border-left="0.05pt solid #000000" fo:border-right="none" fo:border-top="none" fo:border-bottom="0.05pt solid #000000"/>
    </style:style>
    <style:style style:name="Táblázat2.B19" style:family="table-cell">
      <style:table-cell-properties fo:padding="0.097cm" fo:border-left="0.05pt solid #000000" fo:border-right="none" fo:border-top="none" fo:border-bottom="0.05pt solid #000000"/>
    </style:style>
    <style:style style:name="Táblázat2.D19" style:family="table-cell">
      <style:table-cell-properties fo:padding="0.097cm" fo:border-left="0.05pt solid #000000" fo:border-right="none" fo:border-top="none" fo:border-bottom="0.05pt solid #000000"/>
    </style:style>
    <style:style style:name="Táblázat2.E19" style:family="table-cell">
      <style:table-cell-properties fo:padding="0.097cm" fo:border-left="0.05pt solid #000000" fo:border-right="none" fo:border-top="none" fo:border-bottom="0.05pt solid #000000"/>
    </style:style>
    <style:style style:name="Táblázat2.F19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" style:family="table">
      <style:table-properties style:width="16.907cm" fo:margin-left="0.099cm" table:align="left" style:may-break-between-rows="false"/>
    </style:style>
    <style:style style:name="Táblázat3.A" style:family="table-column">
      <style:table-column-properties style:column-width="0.688cm"/>
    </style:style>
    <style:style style:name="Táblázat3.B" style:family="table-column">
      <style:table-column-properties style:column-width="0.82cm"/>
    </style:style>
    <style:style style:name="Táblázat3.C" style:family="table-column">
      <style:table-column-properties style:column-width="0.794cm"/>
    </style:style>
    <style:style style:name="Táblázat3.D" style:family="table-column">
      <style:table-column-properties style:column-width="2.91cm"/>
    </style:style>
    <style:style style:name="Táblázat3.E" style:family="table-column">
      <style:table-column-properties style:column-width="2.288cm"/>
    </style:style>
    <style:style style:name="Táblázat3.F" style:family="table-column">
      <style:table-column-properties style:column-width="9.407cm"/>
    </style:style>
    <style:style style:name="Táblázat3.A1" style:family="table-cell">
      <style:table-cell-properties fo:background-color="#00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3.B1" style:family="table-cell">
      <style:table-cell-properties fo:background-color="#99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3.C1" style:family="table-cell">
      <style:table-cell-properties fo:background-color="#ff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3.D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3.E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3.F1" style:family="table-cell">
      <style:table-cell-properties fo:padding="0.097cm" fo:border="0.05pt solid #000000"/>
    </style:style>
    <style:style style:name="Táblázat3.D2" style:family="table-cell">
      <style:table-cell-properties fo:padding="0.097cm" fo:border-left="0.05pt solid #000000" fo:border-right="none" fo:border-top="none" fo:border-bottom="0.05pt solid #000000"/>
    </style:style>
    <style:style style:name="Táblázat3.E2" style:family="table-cell">
      <style:table-cell-properties fo:padding="0.097cm" fo:border-left="0.05pt solid #000000" fo:border-right="none" fo:border-top="none" fo:border-bottom="0.05pt solid #000000"/>
    </style:style>
    <style:style style:name="Táblázat3.F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3" style:family="table-cell">
      <style:table-cell-properties fo:padding="0.097cm" fo:border-left="0.05pt solid #000000" fo:border-right="none" fo:border-top="none" fo:border-bottom="0.05pt solid #000000"/>
    </style:style>
    <style:style style:name="Táblázat3.E3" style:family="table-cell">
      <style:table-cell-properties fo:padding="0.097cm" fo:border-left="0.05pt solid #000000" fo:border-right="none" fo:border-top="none" fo:border-bottom="0.05pt solid #000000"/>
    </style:style>
    <style:style style:name="Táblázat3.F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4" style:family="table-cell">
      <style:table-cell-properties fo:padding="0.097cm" fo:border-left="0.05pt solid #000000" fo:border-right="none" fo:border-top="none" fo:border-bottom="0.05pt solid #000000"/>
    </style:style>
    <style:style style:name="Táblázat3.E4" style:family="table-cell">
      <style:table-cell-properties fo:padding="0.097cm" fo:border-left="0.05pt solid #000000" fo:border-right="none" fo:border-top="none" fo:border-bottom="0.05pt solid #000000"/>
    </style:style>
    <style:style style:name="Táblázat3.F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5" style:family="table-cell">
      <style:table-cell-properties fo:padding="0.097cm" fo:border-left="0.05pt solid #000000" fo:border-right="none" fo:border-top="none" fo:border-bottom="0.05pt solid #000000"/>
    </style:style>
    <style:style style:name="Táblázat3.E5" style:family="table-cell">
      <style:table-cell-properties fo:padding="0.097cm" fo:border-left="0.05pt solid #000000" fo:border-right="none" fo:border-top="none" fo:border-bottom="0.05pt solid #000000"/>
    </style:style>
    <style:style style:name="Táblázat3.F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6" style:family="table-cell">
      <style:table-cell-properties fo:padding="0.097cm" fo:border-left="0.05pt solid #000000" fo:border-right="none" fo:border-top="none" fo:border-bottom="0.05pt solid #000000"/>
    </style:style>
    <style:style style:name="Táblázat3.E6" style:family="table-cell">
      <style:table-cell-properties fo:padding="0.097cm" fo:border-left="0.05pt solid #000000" fo:border-right="none" fo:border-top="none" fo:border-bottom="0.05pt solid #000000"/>
    </style:style>
    <style:style style:name="Táblázat3.F6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7" style:family="table-cell">
      <style:table-cell-properties fo:padding="0.097cm" fo:border-left="0.05pt solid #000000" fo:border-right="none" fo:border-top="none" fo:border-bottom="0.05pt solid #000000"/>
    </style:style>
    <style:style style:name="Táblázat3.E7" style:family="table-cell">
      <style:table-cell-properties fo:padding="0.097cm" fo:border-left="0.05pt solid #000000" fo:border-right="none" fo:border-top="none" fo:border-bottom="0.05pt solid #000000"/>
    </style:style>
    <style:style style:name="Táblázat3.F7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8" style:family="table-cell">
      <style:table-cell-properties fo:padding="0.097cm" fo:border-left="0.05pt solid #000000" fo:border-right="none" fo:border-top="none" fo:border-bottom="0.05pt solid #000000"/>
    </style:style>
    <style:style style:name="Táblázat3.E8" style:family="table-cell">
      <style:table-cell-properties fo:padding="0.097cm" fo:border-left="0.05pt solid #000000" fo:border-right="none" fo:border-top="none" fo:border-bottom="0.05pt solid #000000"/>
    </style:style>
    <style:style style:name="Táblázat3.F8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B9" style:family="table-cell">
      <style:table-cell-properties fo:padding="0.097cm" fo:border-left="0.05pt solid #000000" fo:border-right="none" fo:border-top="none" fo:border-bottom="0.05pt solid #000000"/>
    </style:style>
    <style:style style:name="Táblázat3.C9" style:family="table-cell">
      <style:table-cell-properties fo:padding="0.097cm" fo:border-left="0.05pt solid #000000" fo:border-right="none" fo:border-top="none" fo:border-bottom="0.05pt solid #000000"/>
    </style:style>
    <style:style style:name="Táblázat3.D9" style:family="table-cell">
      <style:table-cell-properties fo:padding="0.097cm" fo:border-left="0.05pt solid #000000" fo:border-right="none" fo:border-top="none" fo:border-bottom="0.05pt solid #000000"/>
    </style:style>
    <style:style style:name="Táblázat3.E9" style:family="table-cell">
      <style:table-cell-properties fo:padding="0.097cm" fo:border-left="0.05pt solid #000000" fo:border-right="none" fo:border-top="none" fo:border-bottom="0.05pt solid #000000"/>
    </style:style>
    <style:style style:name="Táblázat3.F9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B10" style:family="table-cell">
      <style:table-cell-properties fo:padding="0.097cm" fo:border-left="0.05pt solid #000000" fo:border-right="none" fo:border-top="none" fo:border-bottom="0.05pt solid #000000"/>
    </style:style>
    <style:style style:name="Táblázat3.C10" style:family="table-cell">
      <style:table-cell-properties fo:padding="0.097cm" fo:border-left="0.05pt solid #000000" fo:border-right="none" fo:border-top="none" fo:border-bottom="0.05pt solid #000000"/>
    </style:style>
    <style:style style:name="Táblázat3.D10" style:family="table-cell">
      <style:table-cell-properties fo:padding="0.097cm" fo:border-left="0.05pt solid #000000" fo:border-right="none" fo:border-top="none" fo:border-bottom="0.05pt solid #000000"/>
    </style:style>
    <style:style style:name="Táblázat3.E10" style:family="table-cell">
      <style:table-cell-properties fo:padding="0.097cm" fo:border-left="0.05pt solid #000000" fo:border-right="none" fo:border-top="none" fo:border-bottom="0.05pt solid #000000"/>
    </style:style>
    <style:style style:name="Táblázat3.F10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11" style:family="table-cell">
      <style:table-cell-properties fo:padding="0.097cm" fo:border-left="0.05pt solid #000000" fo:border-right="none" fo:border-top="none" fo:border-bottom="0.05pt solid #000000"/>
    </style:style>
    <style:style style:name="Táblázat3.B11" style:family="table-cell">
      <style:table-cell-properties fo:padding="0.097cm" fo:border-left="0.05pt solid #000000" fo:border-right="none" fo:border-top="none" fo:border-bottom="0.05pt solid #000000"/>
    </style:style>
    <style:style style:name="Táblázat3.C11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áblázat3.D11" style:family="table-cell">
      <style:table-cell-properties fo:padding="0.097cm" fo:border-left="0.05pt solid #000000" fo:border-right="none" fo:border-top="none" fo:border-bottom="0.05pt solid #000000"/>
    </style:style>
    <style:style style:name="Táblázat3.E11" style:family="table-cell">
      <style:table-cell-properties fo:padding="0.097cm" fo:border-left="0.05pt solid #000000" fo:border-right="none" fo:border-top="none" fo:border-bottom="0.05pt solid #000000"/>
    </style:style>
    <style:style style:name="Táblázat3.F11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12" style:family="table-cell">
      <style:table-cell-properties fo:padding="0.097cm" fo:border-left="0.05pt solid #000000" fo:border-right="none" fo:border-top="none" fo:border-bottom="0.05pt solid #000000"/>
    </style:style>
    <style:style style:name="Táblázat3.B12" style:family="table-cell">
      <style:table-cell-properties fo:padding="0.097cm" fo:border-left="0.05pt solid #000000" fo:border-right="none" fo:border-top="none" fo:border-bottom="0.05pt solid #000000"/>
    </style:style>
    <style:style style:name="Táblázat3.D12" style:family="table-cell">
      <style:table-cell-properties fo:padding="0.097cm" fo:border-left="0.05pt solid #000000" fo:border-right="none" fo:border-top="none" fo:border-bottom="0.05pt solid #000000"/>
    </style:style>
    <style:style style:name="Táblázat3.E12" style:family="table-cell">
      <style:table-cell-properties fo:padding="0.097cm" fo:border-left="0.05pt solid #000000" fo:border-right="none" fo:border-top="none" fo:border-bottom="0.05pt solid #000000"/>
    </style:style>
    <style:style style:name="Táblázat3.F1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13" style:family="table-cell">
      <style:table-cell-properties fo:padding="0.097cm" fo:border-left="0.05pt solid #000000" fo:border-right="none" fo:border-top="none" fo:border-bottom="0.05pt solid #000000"/>
    </style:style>
    <style:style style:name="Táblázat3.B13" style:family="table-cell">
      <style:table-cell-properties fo:padding="0.097cm" fo:border-left="0.05pt solid #000000" fo:border-right="none" fo:border-top="none" fo:border-bottom="0.05pt solid #000000"/>
    </style:style>
    <style:style style:name="Táblázat3.D13" style:family="table-cell">
      <style:table-cell-properties fo:padding="0.097cm" fo:border-left="0.05pt solid #000000" fo:border-right="none" fo:border-top="none" fo:border-bottom="0.05pt solid #000000"/>
    </style:style>
    <style:style style:name="Táblázat3.E13" style:family="table-cell">
      <style:table-cell-properties fo:padding="0.097cm" fo:border-left="0.05pt solid #000000" fo:border-right="none" fo:border-top="none" fo:border-bottom="0.05pt solid #000000"/>
    </style:style>
    <style:style style:name="Táblázat3.F1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14" style:family="table-cell">
      <style:table-cell-properties fo:padding="0.097cm" fo:border-left="0.05pt solid #000000" fo:border-right="none" fo:border-top="none" fo:border-bottom="0.05pt solid #000000"/>
    </style:style>
    <style:style style:name="Táblázat3.B14" style:family="table-cell">
      <style:table-cell-properties fo:padding="0.097cm" fo:border-left="0.05pt solid #000000" fo:border-right="none" fo:border-top="none" fo:border-bottom="0.05pt solid #000000"/>
    </style:style>
    <style:style style:name="Táblázat3.D14" style:family="table-cell">
      <style:table-cell-properties fo:padding="0.097cm" fo:border-left="0.05pt solid #000000" fo:border-right="none" fo:border-top="none" fo:border-bottom="0.05pt solid #000000"/>
    </style:style>
    <style:style style:name="Táblázat3.E14" style:family="table-cell">
      <style:table-cell-properties fo:padding="0.097cm" fo:border-left="0.05pt solid #000000" fo:border-right="none" fo:border-top="none" fo:border-bottom="0.05pt solid #000000"/>
    </style:style>
    <style:style style:name="Táblázat3.F1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15" style:family="table-cell">
      <style:table-cell-properties fo:padding="0.097cm" fo:border-left="0.05pt solid #000000" fo:border-right="none" fo:border-top="none" fo:border-bottom="0.05pt solid #000000"/>
    </style:style>
    <style:style style:name="Táblázat3.B15" style:family="table-cell">
      <style:table-cell-properties fo:padding="0.097cm" fo:border-left="0.05pt solid #000000" fo:border-right="none" fo:border-top="none" fo:border-bottom="0.05pt solid #000000"/>
    </style:style>
    <style:style style:name="Táblázat3.D15" style:family="table-cell">
      <style:table-cell-properties fo:padding="0.097cm" fo:border-left="0.05pt solid #000000" fo:border-right="none" fo:border-top="none" fo:border-bottom="0.05pt solid #000000"/>
    </style:style>
    <style:style style:name="Táblázat3.E15" style:family="table-cell">
      <style:table-cell-properties fo:padding="0.097cm" fo:border-left="0.05pt solid #000000" fo:border-right="none" fo:border-top="none" fo:border-bottom="0.05pt solid #000000"/>
    </style:style>
    <style:style style:name="Táblázat3.F1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4" style:family="table">
      <style:table-properties style:width="17cm" table:align="margins"/>
    </style:style>
    <style:style style:name="Táblázat4.A" style:family="table-column">
      <style:table-column-properties style:column-width="2.9cm" style:rel-column-width="1644*"/>
    </style:style>
    <style:style style:name="Táblázat4.B" style:family="table-column">
      <style:table-column-properties style:column-width="4.6cm" style:rel-column-width="2608*"/>
    </style:style>
    <style:style style:name="Táblázat4.C" style:family="table-column">
      <style:table-column-properties style:column-width="9.5cm" style:rel-column-width="5386*"/>
    </style:style>
    <style:style style:name="Táblázat4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4.C1" style:family="table-cell">
      <style:table-cell-properties fo:padding="0.097cm" fo:border="0.05pt solid #000000"/>
    </style:style>
    <style:style style:name="Táblázat4.A2" style:family="table-cell">
      <style:table-cell-properties fo:padding="0.097cm" fo:border-left="0.05pt solid #000000" fo:border-right="none" fo:border-top="none" fo:border-bottom="0.05pt solid #000000"/>
    </style:style>
    <style:style style:name="Táblázat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d39ee"/>
    </style:style>
    <style:style style:name="P2" style:family="paragraph" style:parent-style-name="Standard">
      <style:text-properties officeooo:rsid="0012038b" officeooo:paragraph-rsid="0012038b"/>
    </style:style>
    <style:style style:name="P3" style:family="paragraph" style:parent-style-name="Standard">
      <style:text-properties officeooo:rsid="00237f12" officeooo:paragraph-rsid="00237f12"/>
    </style:style>
    <style:style style:name="P4" style:family="paragraph" style:parent-style-name="Text_20_body">
      <style:text-properties officeooo:rsid="000d39ee" officeooo:paragraph-rsid="000d39ee"/>
    </style:style>
    <style:style style:name="P5" style:family="paragraph" style:parent-style-name="Text_20_body">
      <style:text-properties officeooo:rsid="0012d88b" officeooo:paragraph-rsid="0014a3ca"/>
    </style:style>
    <style:style style:name="P6" style:family="paragraph" style:parent-style-name="Text_20_body">
      <style:text-properties officeooo:rsid="0014a3ca" officeooo:paragraph-rsid="0014a3ca"/>
    </style:style>
    <style:style style:name="P7" style:family="paragraph" style:parent-style-name="Text_20_body">
      <style:text-properties officeooo:rsid="0016c2b8" officeooo:paragraph-rsid="0016c2b8"/>
    </style:style>
    <style:style style:name="P8" style:family="paragraph" style:parent-style-name="Text_20_body">
      <style:text-properties officeooo:rsid="00178840" officeooo:paragraph-rsid="00178840"/>
    </style:style>
    <style:style style:name="P9" style:family="paragraph" style:parent-style-name="Text_20_body">
      <style:text-properties officeooo:rsid="00196182" officeooo:paragraph-rsid="00196182"/>
    </style:style>
    <style:style style:name="P10" style:family="paragraph" style:parent-style-name="Text_20_body">
      <style:text-properties officeooo:rsid="001ad872" officeooo:paragraph-rsid="001ad872"/>
    </style:style>
    <style:style style:name="P11" style:family="paragraph" style:parent-style-name="Text_20_body">
      <style:text-properties officeooo:rsid="001b9483" officeooo:paragraph-rsid="001b9483"/>
    </style:style>
    <style:style style:name="P12" style:family="paragraph" style:parent-style-name="Table_20_Contents">
      <style:text-properties officeooo:rsid="000d4b4a" officeooo:paragraph-rsid="000d4b4a"/>
    </style:style>
    <style:style style:name="P13" style:family="paragraph" style:parent-style-name="Table_20_Contents">
      <style:text-properties fo:font-weight="bold" officeooo:rsid="000d4b4a" officeooo:paragraph-rsid="000d4b4a" style:font-weight-asian="bold" style:font-weight-complex="bold"/>
    </style:style>
    <style:style style:name="P14" style:family="paragraph" style:parent-style-name="Table_20_Contents">
      <style:text-properties fo:font-style="italic" fo:font-weight="bold" officeooo:paragraph-rsid="00121c67" style:font-style-asian="italic" style:font-weight-asian="bold" style:font-style-complex="italic" style:font-weight-complex="bold"/>
    </style:style>
    <style:style style:name="P15" style:family="paragraph" style:parent-style-name="Table_20_Contents">
      <style:text-properties fo:font-style="italic" fo:font-weight="normal" officeooo:rsid="000d4b4a" officeooo:paragraph-rsid="000d4b4a" style:font-style-asian="italic" style:font-weight-asian="normal" style:font-style-complex="italic" style:font-weight-complex="normal"/>
    </style:style>
    <style:style style:name="P16" style:family="paragraph" style:parent-style-name="Table_20_Contents">
      <style:text-properties fo:font-style="italic" fo:font-weight="normal" officeooo:rsid="000f4978" officeooo:paragraph-rsid="000f4978" style:font-style-asian="italic" style:font-weight-asian="normal" style:font-style-complex="italic" style:font-weight-complex="normal"/>
    </style:style>
    <style:style style:name="P17" style:family="paragraph" style:parent-style-name="Table_20_Contents">
      <style:text-properties fo:font-style="italic" officeooo:rsid="0012038b" officeooo:paragraph-rsid="0012038b" style:font-style-asian="italic" style:font-style-complex="italic"/>
    </style:style>
    <style:style style:name="P18" style:family="paragraph" style:parent-style-name="Table_20_Contents">
      <style:text-properties fo:font-style="normal" style:text-underline-style="solid" style:text-underline-width="auto" style:text-underline-color="font-color" fo:font-weight="bold" officeooo:rsid="000d4b4a" officeooo:paragraph-rsid="000d4b4a" style:font-style-asian="normal" style:font-weight-asian="bold" style:font-style-complex="normal" style:font-weight-complex="bold"/>
    </style:style>
    <style:style style:name="P19" style:family="paragraph" style:parent-style-name="Table_20_Contents">
      <style:text-properties fo:font-style="normal" fo:font-weight="normal" officeooo:rsid="000f4978" officeooo:paragraph-rsid="000f4978" style:font-style-asian="normal" style:font-weight-asian="normal" style:font-style-complex="normal" style:font-weight-complex="normal"/>
    </style:style>
    <style:style style:name="P20" style:family="paragraph" style:parent-style-name="Table_20_Contents">
      <style:text-properties fo:font-style="normal" officeooo:rsid="0012038b" officeooo:paragraph-rsid="0012038b" style:font-style-asian="normal" style:font-style-complex="normal"/>
    </style:style>
    <style:style style:name="P21" style:family="paragraph" style:parent-style-name="Table_20_Contents">
      <style:text-properties officeooo:rsid="000f4978" officeooo:paragraph-rsid="000f4978"/>
    </style:style>
    <style:style style:name="P22" style:family="paragraph" style:parent-style-name="Table_20_Contents">
      <style:text-properties officeooo:rsid="00112094" officeooo:paragraph-rsid="00112094"/>
    </style:style>
    <style:style style:name="P23" style:family="paragraph" style:parent-style-name="Table_20_Contents">
      <style:text-properties style:text-rotation-angle="90" style:text-rotation-scale="line-height"/>
    </style:style>
    <style:style style:name="P24" style:family="paragraph" style:parent-style-name="Table_20_Contents">
      <style:text-properties officeooo:rsid="00112094" officeooo:paragraph-rsid="00112094" style:text-rotation-angle="90" style:text-rotation-scale="line-height"/>
    </style:style>
    <style:style style:name="P25" style:family="paragraph" style:parent-style-name="Table_20_Contents">
      <style:text-properties officeooo:rsid="0012038b" officeooo:paragraph-rsid="0012038b" style:text-rotation-angle="90" style:text-rotation-scale="line-height"/>
    </style:style>
    <style:style style:name="P26" style:family="paragraph" style:parent-style-name="Table_20_Contents">
      <style:text-properties officeooo:rsid="00121c67" officeooo:paragraph-rsid="00121c67" style:text-rotation-angle="90" style:text-rotation-scale="line-height"/>
    </style:style>
    <style:style style:name="P27" style:family="paragraph" style:parent-style-name="Table_20_Contents">
      <style:text-properties officeooo:rsid="0012038b" officeooo:paragraph-rsid="0012038b"/>
    </style:style>
    <style:style style:name="P28" style:family="paragraph" style:parent-style-name="Table_20_Contents">
      <style:text-properties officeooo:paragraph-rsid="00121c67"/>
    </style:style>
    <style:style style:name="P29" style:family="paragraph" style:parent-style-name="Table_20_Contents">
      <style:text-properties officeooo:rsid="00121c67" officeooo:paragraph-rsid="00121c67"/>
    </style:style>
    <style:style style:name="P30" style:family="paragraph" style:parent-style-name="Table_20_Contents">
      <style:text-properties officeooo:rsid="00223694" officeooo:paragraph-rsid="00223694"/>
    </style:style>
    <style:style style:name="P31" style:family="paragraph" style:parent-style-name="Table_20_Contents">
      <style:text-properties officeooo:rsid="0023484a" officeooo:paragraph-rsid="0023484a"/>
    </style:style>
    <style:style style:name="P32" style:family="paragraph" style:parent-style-name="Table_20_Contents">
      <style:paragraph-properties style:shadow="none"/>
    </style:style>
    <style:style style:name="P33" style:family="paragraph" style:parent-style-name="Megjegzés">
      <style:text-properties officeooo:paragraph-rsid="000f4978"/>
    </style:style>
    <style:style style:name="P34" style:family="paragraph" style:parent-style-name="Table">
      <style:text-properties officeooo:rsid="000d4b4a" officeooo:paragraph-rsid="000d4b4a"/>
    </style:style>
    <style:style style:name="P35" style:family="paragraph" style:parent-style-name="Table" style:master-page-name="">
      <style:paragraph-properties style:page-number="auto" fo:keep-with-next="always"/>
      <style:text-properties fo:font-weight="bold" officeooo:rsid="000f803a" officeooo:paragraph-rsid="000f803a" style:font-weight-asian="bold" style:font-weight-complex="bold"/>
    </style:style>
    <style:style style:name="P36" style:family="paragraph" style:parent-style-name="Table" style:master-page-name="">
      <style:paragraph-properties style:page-number="auto" fo:keep-with-next="always"/>
      <style:text-properties fo:font-weight="bold" officeooo:rsid="000f803a" officeooo:paragraph-rsid="00223694" style:font-weight-asian="bold" style:font-weight-complex="bold"/>
    </style:style>
    <style:style style:name="P37" style:family="paragraph" style:parent-style-name="Text_20_body">
      <style:text-properties officeooo:rsid="001d1ec0"/>
    </style:style>
    <style:style style:name="P38" style:family="paragraph" style:parent-style-name="Text_20_body">
      <style:text-properties officeooo:rsid="0024a7ee" officeooo:paragraph-rsid="0024d760"/>
    </style:style>
    <style:style style:name="P39" style:family="paragraph" style:parent-style-name="Text_20_body">
      <style:text-properties officeooo:rsid="0024d760" officeooo:paragraph-rsid="0024d760"/>
    </style:style>
    <style:style style:name="P40" style:family="paragraph" style:parent-style-name="Text_20_body">
      <style:text-properties officeooo:rsid="0024ff5a" officeooo:paragraph-rsid="0024ff5a"/>
    </style:style>
    <style:style style:name="P41" style:family="paragraph" style:parent-style-name="Heading_20_3">
      <style:text-properties officeooo:paragraph-rsid="000d39ee"/>
    </style:style>
    <style:style style:name="P42" style:family="paragraph" style:parent-style-name="Heading_20_2">
      <style:text-properties officeooo:paragraph-rsid="001d1ec0"/>
    </style:style>
    <style:style style:name="P43" style:family="paragraph" style:parent-style-name="Table_20_Contents">
      <style:text-properties fo:font-weight="bold" style:font-weight-asian="bold" style:font-weight-complex="bold"/>
    </style:style>
    <style:style style:name="P44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5" style:family="paragraph" style:parent-style-name="Table_20_Contents">
      <style:text-properties officeooo:rsid="00268ec2" officeooo:paragraph-rsid="00268ec2"/>
    </style:style>
    <style:style style:name="P46" style:family="paragraph" style:parent-style-name="Table_20_Contents">
      <style:text-properties officeooo:rsid="0026c0a1" officeooo:paragraph-rsid="0026c0a1"/>
    </style:style>
    <style:style style:name="T1" style:family="text">
      <style:text-properties officeooo:rsid="000d4b4a"/>
    </style:style>
    <style:style style:name="T2" style:family="text">
      <style:text-properties officeooo:rsid="000f4978"/>
    </style:style>
    <style:style style:name="T3" style:family="text">
      <style:text-properties officeooo:rsid="000f803a"/>
    </style:style>
    <style:style style:name="T4" style:family="text">
      <style:text-properties officeooo:rsid="0012038b"/>
    </style:style>
    <style:style style:name="T5" style:family="text">
      <style:text-properties officeooo:rsid="00121c67"/>
    </style:style>
    <style:style style:name="T6" style:family="text">
      <style:text-properties officeooo:rsid="0014a3ca"/>
    </style:style>
    <style:style style:name="T7" style:family="text">
      <style:text-properties officeooo:rsid="0014d387"/>
    </style:style>
    <style:style style:name="T8" style:family="text">
      <style:text-properties officeooo:rsid="00178840"/>
    </style:style>
    <style:style style:name="T9" style:family="text">
      <style:text-properties officeooo:rsid="0017ec2b"/>
    </style:style>
    <style:style style:name="T10" style:family="text">
      <style:text-properties officeooo:rsid="001c9a38"/>
    </style:style>
    <style:style style:name="T11" style:family="text">
      <style:text-properties officeooo:rsid="001d1ec0"/>
    </style:style>
    <style:style style:name="T12" style:family="text">
      <style:text-properties officeooo:rsid="001e80d5"/>
    </style:style>
    <style:style style:name="T13" style:family="text">
      <style:text-properties officeooo:rsid="001fb7af"/>
    </style:style>
    <style:style style:name="T14" style:family="text">
      <style:text-properties officeooo:rsid="00212339"/>
    </style:style>
    <style:style style:name="T15" style:family="text">
      <style:text-properties officeooo:rsid="00223694"/>
    </style:style>
    <style:style style:name="T16" style:family="text">
      <style:text-properties officeooo:rsid="0023484a"/>
    </style:style>
    <style:style style:name="T17" style:family="text">
      <style:text-properties officeooo:rsid="0024a7ee"/>
    </style:style>
    <style:style style:name="T18" style:family="text">
      <style:text-properties fo:color="#000099"/>
    </style:style>
    <style:style style:name="T19" style:family="text">
      <style:text-properties fo:color="#000099" officeooo:rsid="0012038b"/>
    </style:style>
    <style:style style:name="T20" style:family="text">
      <style:text-properties fo:color="#000099" fo:font-style="normal" style:font-style-asian="normal" style:font-style-complex="normal"/>
    </style:style>
    <style:style style:name="T21" style:family="text">
      <style:text-properties officeooo:rsid="0024d760"/>
    </style:style>
    <style:style style:name="T22" style:family="text">
      <style:text-properties officeooo:rsid="0024ff5a"/>
    </style:style>
    <style:style style:name="T23" style:family="text">
      <style:text-properties officeooo:rsid="0026c0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anView2</text:p>
      <text:p text:style-name="P4">A LanView2 egy hálózat monitorozó, és nyilvántartó rendszer. Mit is jelentene ez:</text:p>
      <text:p text:style-name="P5"><text:span text:style-name="T6">A</text:span> rendszer megkísérli a teljes hálózatot leképezni egy adatbázisban. Az adatbázis tartalmazza fizikai és logikai hálózati objektumokat, és ezek viszonyát. A logikai hálózati topológiát egyrészt feltérképezi, másrészt nyilvántartja a fizikai topológiát (patch panelek, fali csatlakozók fali kábelek, patch kábelek). Mivel a fizikai topológia felvétele nem automatizálható, viszont a hatékony hálózatfelügyelet szempontjából lényeges elem, a feltérképezett logikai, és a manuálisan rögzített fizikai topológia összevetése megkönnyíti a jelentős mennyiségű adatban a hibák felderítését, így a karbantarthatóságot, naprakészséget.</text:p>
      <text:p text:style-name="P6">A hálózat monitorozása:</text:p>
      <text:p text:style-name="P6">A rendszer nyilvántartja a hálózati szolgáltatásokat, és azok állapotát folyamatosan, ill. a kívánt rendszerességgel ellenőrzi. A szolgáltatás fogalma részben hasonló a NGIOS szolgáltatás fogalmához, ennek egyik következménye, hogy használható<text:span text:style-name="T7">ak</text:span> NGIOS <text:span text:style-name="T7">beépülő moduljai. Ezentúl a monitoring rendszer a terhelési adatokat is gyűjti, aminek a mintája a MUNIN rendszer, és természetesen a MUNIN beépülő moduljai is használhatóak.</text:span></text:p>
      <text:p text:style-name="P6">Az szolgáltatás fogalma jelentősen ki lett terjesztve, nem csak a hálózati szolgáltatásokat jelenti, hanem a monitorozással kapcsolatos tevékenységeket, tevékenység csoportokat, vagy azzal kapcsolatos tulajdonságokat, ill. a monitorozás eredményétől függő tevékenységeket.</text:p>
      <text:p text:style-name="P10">Természetesen a rendszer nem csak az aktuális állapotot, de annak változásait is rögzíti, lehetővé téve az események visszakövetését. Mivel hibátlan program nem létezik, a hibák felderíthetőségét <text:span text:style-name="T11">segítendő</text:span> a programhibák is <text:span text:style-name="T11">a</text:span> paraméterükkel a adatbázis hibanaplóiban rögzítésre kerülnek.</text:p>
      <text:p text:style-name="P7">Az IndAlarm:</text:p>
      <text:p text:style-name="P7">A hálózat állapotáról összegyűjtött adatok lehetőséget biztosítanak arra, hogy a rendszer <text:span text:style-name="T8">vagyonvédelmi jelzőrendszerként is funkcionáljon.</text:span></text:p>
      <text:p text:style-name="P8">Kiegészítő hardver elemek nélkül a rendszer képes detektálni a folyamatosan a hálózatra kapcsolt <text:span text:style-name="T11">aktív </text:span>elemek esetleges eltulajdonítását. <text:span text:style-name="T9">En</text:span>nek feltétele mindössze <text:span text:style-name="T9">annyi</text:span>, hogy az eszköz egy <text:span text:style-name="T9">menedzselhető switch-re csatlakozzon, és folyamatos legyen az áramellátása. Ez folyamatos üzemű eszközök esetén, és a legtöbb nem áramtalanított asztali számítógép esetén adott.</text:span></text:p>
      <text:p text:style-name="P9">A rendszer költséghatékonyan kiegészíthető olyan hardver elemekkel (interfész + szenzor), melyek segítségével a vagyonvédelembe bevonhatóak <text:span text:style-name="T11">(a hálózat szempontjából)</text:span> passzív eszközök is, pl. monitorok, projektorok, távszabályzók, stb.. Jelenleg egy ilyen eszköz lett kifejlesztve, ami RS485 buszon kommunikál a rendszerrel. Az RS485 gatway eszköz (lehet egy PC, vagy cél eszköz is) egy RS485 buszára kb. 16 interfész köthető, és egy interfész maximum 16 szenzort kezelhet. <text:span text:style-name="T10">Szenzoronként egy eszköz védelme valósítható meg.</text:span></text:p>
      <text:p text:style-name="P9">A riasztási rendszer:</text:p>
      <text:p text:style-name="P11">A vagyonvédelmi vonatkozások miatt a riasztási rendszert jelentősen ki kellet bővíteni pl. a NAGIOS rendszerhez képest.</text:p>
      <text:p text:style-name="P11"><text:soft-page-break/>Egyrészt megmaradnak a NAGIOS-hoz hasonló riasztások.</text:p>
      <text:p text:style-name="P11">Másrészt a vagyonvédelmi funkciók miatt szükség van a riasztások kategorizálására, ill. a diszpécseri terminálok szerinti, <text:span text:style-name="T11">és egyéb szempontok szerinti</text:span> szűrésére. Ezen felül a rendszer biztosít egy on-line felületet a vagyonvédelem szempontjából releváns riasztások kezelésére, <text:span text:style-name="T11">és nyugtázására. A rendszer természetesen naplózza a riasztásokat, és azok kezelését.</text:span></text:p>
      <text:p text:style-name="P11">Felhasználók:</text:p>
      <text:p text:style-name="P11">Teljes körű felhasználói nyilvántartás nem része a rendszernek. Csak a rendszer kezelése, jogosultságok, a riasztásokkal kapcsolatos tevékenységek szempontjából releváns információkat tartja nyilván, ill. kezeli a rendszer.</text:p>
      <text:h text:style-name="P42" text:outline-level="2">Mi az amit a LanView2 mint nyilvántartó rendszer kezel a nyilvántartott objektumok, ill. adattáblák oldaláról.</text:h>
      <text:p text:style-name="P37">A következőkben kicsit részletesebben vázolom az adatbázisban nyilvántartott fontosabb fizikai és logikai objektumokat. A rendszer PostgreSQL adatbázist használ, annak több egyedi (nem szabvány SQL) funkcióját aktívan kihasználva, így pl az objektum orientáltságot, azt API szinten kiegészítve,</text:p>
      <text:p text:style-name="P33">Megjegyzés: <text:span text:style-name="T1">Az adattáblák leírásában a vastagbetűs nevek egyedi azonosítót jelentenek, az elsődleges kulcsok vastag betűsek, és aláhúzottak. Egyéb összetett kulcsok nincsenek jelölve. Az opcionális mezők dőlt betűsek. A mező nevek nem tartalmaznak szóközt, és mindig kisbetűsek. Adat típusoknál az SQL típusokat adom meg, ill. a rendszer API szinten használ egy un. set típust, amit egy enumerációs tömb reprezentál. és megfelel a MySQL set típusának. </text:span></text:p>
      <text:h text:style-name="P41" text:outline-level="3">Helyek, helyiségek (<text:span text:style-name="T18">places</text:span>)</text:h>
      <text:p text:style-name="P1">Fizikai helyeket épületeket, helyiségeket reprezentál. Gyakorlatilag egy fa szerkezetet definiál. Egy helyiséghez tartozhat egy térkép, és/vagy egy koordináta sorozat <text:span text:style-name="T12">(polygon)</text:span>, ami definiálja a <text:span text:style-name="T12">helyét</text:span> (valamelyik) szülőhöz hozzárendelt térképen:</text:p>
      <text:p text:style-name="P34">places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18">place_id</text:p>
          </table:table-cell>
          <table:table-cell table:style-name="Táblázat1.A1" office:value-type="string">
            <text:p text:style-name="P12"><text:span text:style-name="T3">b</text:span>igint</text:p>
          </table:table-cell>
          <table:table-cell table:style-name="Táblázat1.C1" office:value-type="string">
            <text:p text:style-name="P12">Egyedi azonosító</text:p>
          </table:table-cell>
        </table:table-row>
        <table:table-row>
          <table:table-cell table:style-name="Táblázat1.A2" office:value-type="string">
            <text:p text:style-name="P13">place_name</text:p>
          </table:table-cell>
          <table:table-cell table:style-name="Táblázat1.A2" office:value-type="string">
            <text:p text:style-name="P12"><text:span text:style-name="T3">t</text:span>ext</text:p>
          </table:table-cell>
          <table:table-cell table:style-name="Táblázat1.C2" office:value-type="string">
            <text:p text:style-name="P12">Helyiség neve</text:p>
          </table:table-cell>
        </table:table-row>
        <table:table-row>
          <table:table-cell table:style-name="Táblázat1.A2" office:value-type="string">
            <text:p text:style-name="P15">place_note</text:p>
          </table:table-cell>
          <table:table-cell table:style-name="Táblázat1.A2" office:value-type="string">
            <text:p text:style-name="P21"><text:span text:style-name="T3">t</text:span>ext</text:p>
          </table:table-cell>
          <table:table-cell table:style-name="Táblázat1.C2" office:value-type="string">
            <text:p text:style-name="P21">Megjegyzés</text:p>
          </table:table-cell>
        </table:table-row>
        <table:table-row>
          <table:table-cell table:style-name="Táblázat1.A2" office:value-type="string">
            <text:p text:style-name="P19">place_type</text:p>
          </table:table-cell>
          <table:table-cell table:style-name="Táblázat1.A2" office:value-type="string">
            <text:p text:style-name="P21"><text:span text:style-name="T3">e</text:span>num(root,unknown,real)</text:p>
          </table:table-cell>
          <table:table-cell table:style-name="Táblázat1.C2" office:value-type="string">
            <text:p text:style-name="P21">Típus</text:p>
          </table:table-cell>
        </table:table-row>
        <table:table-row>
          <table:table-cell table:style-name="Táblázat1.A2" office:value-type="string">
            <text:p text:style-name="P16">parent_id</text:p>
          </table:table-cell>
          <table:table-cell table:style-name="Táblázat1.A2" office:value-type="string">
            <text:p text:style-name="P21"><text:span text:style-name="T3">b</text:span>igint</text:p>
          </table:table-cell>
          <table:table-cell table:style-name="Táblázat1.C2" office:value-type="string">
            <text:p text:style-name="P21">A szülőre mutató kulcs (place_id)</text:p>
          </table:table-cell>
        </table:table-row>
        <table:table-row>
          <table:table-cell table:style-name="Táblázat1.A2" office:value-type="string">
            <text:p text:style-name="P16">image_id</text:p>
          </table:table-cell>
          <table:table-cell table:style-name="Táblázat1.A2" office:value-type="string">
            <text:p text:style-name="P21"><text:span text:style-name="T3">b</text:span>igint</text:p>
          </table:table-cell>
          <table:table-cell table:style-name="Táblázat1.C2" office:value-type="string">
            <text:p text:style-name="P21">Az opcionális térképre mutató kulcs</text:p>
          </table:table-cell>
        </table:table-row>
        <table:table-row>
          <table:table-cell table:style-name="Táblázat1.A2" office:value-type="string">
            <text:p text:style-name="P16">frame</text:p>
          </table:table-cell>
          <table:table-cell table:style-name="Táblázat1.A2" office:value-type="string">
            <text:p text:style-name="P21"><text:span text:style-name="T3">p</text:span>oligon</text:p>
          </table:table-cell>
          <table:table-cell table:style-name="Táblázat1.C2" office:value-type="string">
            <text:p text:style-name="P21">Valamelyik szülő<text:span text:style-name="T13">höz rendelt</text:span> térképén a helyiség elhelyezkedését definiálja</text:p>
          </table:table-cell>
        </table:table-row>
        <table:table-row>
          <table:table-cell table:style-name="Táblázat1.A2" office:value-type="string">
            <text:p text:style-name="P16"><text:span text:style-name="T3">t</text:span>el</text:p>
          </table:table-cell>
          <table:table-cell table:style-name="Táblázat1.A2" office:value-type="string">
            <text:p text:style-name="P21"><text:span text:style-name="T3">t</text:span>ext tömb</text:p>
          </table:table-cell>
          <table:table-cell table:style-name="Táblázat1.C2" office:value-type="string">
            <text:p text:style-name="P21">Telefonszámok, <text:span text:style-name="T13">a helyiségben</text:span></text:p>
          </table:table-cell>
        </table:table-row>
      </table:table>
      <text:p text:style-name="P3"/>
      <text:p text:style-name="P3">A helyiség objektumok csoportokba rendezhetők (place_groups), amin keresztül megvalósítható vagyonvédelmi szempontból a megfigyelt terület zónákra bontása akkor is, ha ennek megvalósításához a helyiségek hierarchiája nem elegendő.</text:p>
      <text:p text:style-name="P3">Ugyancsak vagyonvédelmi szempontból jelentős, hogy a helyiségekhez hozzárendelhetőek felhasználók is, ezzel megkönnyítve a szükséges intézkedéseket.</text:p>
      <text:h text:style-name="P41" text:outline-level="3"><text:soft-page-break/>Eszközök, <text:span text:style-name="T2">hálózati csomópontok</text:span> (<text:span text:style-name="T18">patchs</text:span>, <text:span text:style-name="T18">nodes</text:span>, <text:span text:style-name="T18">snmpdevices</text:span>)</text:h>
      <text:p text:style-name="P1">Az eszközök összesen <text:span text:style-name="T2">3</text:span> csoportba lettek osztva, ezek az adatbázisban öröklési viszonyban állnak egymással. </text:p>
      <text:p text:style-name="P1">A legegyszerűbb elem a patch panel vagy fali csatlakozó.</text:p>
      <text:p text:style-name="P1">A nodes a patchs-ból öröklődik. <text:span text:style-name="T2">Lényeges különbség a </text:span>patch-tól, <text:span text:style-name="T2">hogy</text:span> van <text:span text:style-name="T3">(lehet)</text:span> <text:span text:style-name="T2">állapota, ill</text:span>. <text:span text:style-name="T3">a hozzárendelhető portok típusa más.</text:span></text:p>
      <text:p text:style-name="P1">A legbővebb elem pedig az snmpdevices, ami egy olyan <text:span text:style-name="T13">aktív</text:span> <text:span text:style-name="T3">hálózati elem</text:span>, ami <text:span text:style-name="T3">az</text:span> <text:s/>SNMP <text:span text:style-name="T3">protokollal</text:span> lekérdezhető, és a tábla ehhez tartalmaz néhány plusz információt.</text:p>
      <text:p text:style-name="P35">patchs &lt; nodes &lt; snmpdevices</text:p>
      <table:table table:name="Táblázat2" table:style-name="Táblázat2">
        <table:table-column table:style-name="Táblázat2.A" table:number-columns-repeated="2"/>
        <table:table-column table:style-name="Táblázat2.C"/>
        <table:table-column table:style-name="Táblázat2.D"/>
        <table:table-column table:style-name="Táblázat2.E"/>
        <table:table-column table:style-name="Táblázat2.F"/>
        <table:table-row>
          <table:table-cell table:style-name="Táblázat2.A1" table:number-rows-spanned="6" office:value-type="string">
            <text:p text:style-name="P23">patchs</text:p>
          </table:table-cell>
          <table:table-cell table:style-name="Táblázat2.B1" table:number-rows-spanned="7" office:value-type="string">
            <text:p text:style-name="P24">nodes</text:p>
          </table:table-cell>
          <table:table-cell table:style-name="Táblázat2.C1" table:number-rows-spanned="19" office:value-type="string">
            <text:p text:style-name="P25">snmpdevices</text:p>
          </table:table-cell>
          <table:table-cell table:style-name="Táblázat2.D1" office:value-type="string">
            <text:p text:style-name="P44">node_id</text:p>
          </table:table-cell>
          <table:table-cell table:style-name="Táblázat2.E1" office:value-type="string">
            <text:p text:style-name="Table_20_Contents">bigint</text:p>
          </table:table-cell>
          <table:table-cell table:style-name="Táblázat2.F1" office:value-type="string">
            <text:p text:style-name="Table_20_Contents">Egyedi azonosító.</text:p>
          </table:table-cell>
        </table:table-row>
        <table:table-row>
          <table:covered-table-cell/>
          <table:covered-table-cell/>
          <table:covered-table-cell/>
          <table:table-cell table:style-name="Táblázat2.D2" office:value-type="string">
            <text:p text:style-name="P43">node_name</text:p>
          </table:table-cell>
          <table:table-cell table:style-name="Táblázat2.E2" office:value-type="string">
            <text:p text:style-name="Table_20_Contents">text</text:p>
          </table:table-cell>
          <table:table-cell table:style-name="Táblázat2.F2" office:value-type="string">
            <text:p text:style-name="Table_20_Contents">Név</text:p>
          </table:table-cell>
        </table:table-row>
        <table:table-row>
          <table:covered-table-cell/>
          <table:covered-table-cell/>
          <table:covered-table-cell/>
          <table:table-cell table:style-name="Táblázat2.D3" office:value-type="string">
            <text:p text:style-name="Table_20_Contents">node_note</text:p>
          </table:table-cell>
          <table:table-cell table:style-name="Táblázat2.E3" office:value-type="string">
            <text:p text:style-name="Table_20_Contents">text</text:p>
          </table:table-cell>
          <table:table-cell table:style-name="Táblázat2.F3" office:value-type="string">
            <text:p text:style-name="Table_20_Contents">Megjegyzés</text:p>
          </table:table-cell>
        </table:table-row>
        <table:table-row>
          <table:covered-table-cell/>
          <table:covered-table-cell/>
          <table:covered-table-cell/>
          <table:table-cell table:style-name="Táblázat2.D4" office:value-type="string">
            <text:p text:style-name="Table_20_Contents">place_id</text:p>
          </table:table-cell>
          <table:table-cell table:style-name="Táblázat2.E4" office:value-type="string">
            <text:p text:style-name="Table_20_Contents">bigint</text:p>
          </table:table-cell>
          <table:table-cell table:style-name="Táblázat2.F4" office:value-type="string">
            <text:p text:style-name="Table_20_Contents">Kulcs az eszköz helyére.</text:p>
          </table:table-cell>
        </table:table-row>
        <table:table-row>
          <table:covered-table-cell/>
          <table:covered-table-cell/>
          <table:covered-table-cell/>
          <table:table-cell table:style-name="Táblázat2.D5" office:value-type="string">
            <text:p text:style-name="Table_20_Contents">features</text:p>
          </table:table-cell>
          <table:table-cell table:style-name="Táblázat2.E5" office:value-type="string">
            <text:p text:style-name="Table_20_Contents">text</text:p>
          </table:table-cell>
          <table:table-cell table:style-name="Táblázat2.F5" office:value-type="string">
            <text:p text:style-name="Table_20_Contents">Egyébb paraméterek</text:p>
          </table:table-cell>
        </table:table-row>
        <table:table-row>
          <table:covered-table-cell/>
          <table:covered-table-cell/>
          <table:covered-table-cell/>
          <table:table-cell table:style-name="Táblázat2.D6" office:value-type="string">
            <text:p text:style-name="Table_20_Contents">deleted</text:p>
          </table:table-cell>
          <table:table-cell table:style-name="Táblázat2.E6" office:value-type="string">
            <text:p text:style-name="Table_20_Contents">boolean</text:p>
          </table:table-cell>
          <table:table-cell table:style-name="Táblázat2.F6" office:value-type="string">
            <text:p text:style-name="Table_20_Contents">Törölve (nem használlt)</text:p>
          </table:table-cell>
        </table:table-row>
        <table:table-row>
          <table:table-cell table:style-name="Táblázat2.A19" table:number-rows-spanned="13" office:value-type="string">
            <text:p text:style-name="Table_20_Contents"/>
          </table:table-cell>
          <table:covered-table-cell/>
          <table:covered-table-cell/>
          <table:table-cell table:style-name="Táblázat2.D7" office:value-type="string">
            <text:p text:style-name="P22">node_stat</text:p>
          </table:table-cell>
          <table:table-cell table:style-name="Táblázat2.E7" office:value-type="string">
            <text:p text:style-name="P22">enum()</text:p>
          </table:table-cell>
          <table:table-cell table:style-name="Táblázat2.F7" office:value-type="string">
            <text:p text:style-name="P22">Állapot</text:p>
          </table:table-cell>
        </table:table-row>
        <table:table-row>
          <table:covered-table-cell/>
          <table:table-cell table:style-name="Táblázat2.B19" table:number-rows-spanned="12" office:value-type="string">
            <text:p text:style-name="P32"/>
          </table:table-cell>
          <table:covered-table-cell/>
          <table:table-cell table:style-name="Táblázat2.D8" office:value-type="string">
            <text:p text:style-name="P22">node_type</text:p>
          </table:table-cell>
          <table:table-cell table:style-name="Táblázat2.E8" office:value-type="string">
            <text:p text:style-name="P22">set()</text:p>
          </table:table-cell>
          <table:table-cell table:style-name="Táblázat2.F8" office:value-type="string">
            <text:p text:style-name="P22">Típus</text:p>
          </table:table-cell>
        </table:table-row>
        <table:table-row>
          <table:covered-table-cell/>
          <table:covered-table-cell/>
          <table:covered-table-cell/>
          <table:table-cell table:style-name="Táblázat2.D9" office:value-type="string">
            <text:p text:style-name="P27">community_rd</text:p>
          </table:table-cell>
          <table:table-cell table:style-name="Táblázat2.E9" office:value-type="string">
            <text:p text:style-name="P27">text</text:p>
          </table:table-cell>
          <table:table-cell table:style-name="Táblázat2.F9" office:value-type="string">
            <text:p text:style-name="P27">SNMP read community</text:p>
          </table:table-cell>
        </table:table-row>
        <table:table-row>
          <table:covered-table-cell/>
          <table:covered-table-cell/>
          <table:covered-table-cell/>
          <table:table-cell table:style-name="Táblázat2.D10" office:value-type="string">
            <text:p text:style-name="P17">communit<text:span text:style-name="T17">y</text:span>_wr</text:p>
          </table:table-cell>
          <table:table-cell table:style-name="Táblázat2.E10" office:value-type="string">
            <text:p text:style-name="P27">text</text:p>
          </table:table-cell>
          <table:table-cell table:style-name="Táblázat2.F10" office:value-type="string">
            <text:p text:style-name="P27">SNMP write community</text:p>
          </table:table-cell>
        </table:table-row>
        <table:table-row>
          <table:covered-table-cell/>
          <table:covered-table-cell/>
          <table:covered-table-cell/>
          <table:table-cell table:style-name="Táblázat2.D11" office:value-type="string">
            <text:p text:style-name="P20">snmp_ver</text:p>
          </table:table-cell>
          <table:table-cell table:style-name="Táblázat2.E11" office:value-type="string">
            <text:p text:style-name="P27">enum(1,2c)</text:p>
          </table:table-cell>
          <table:table-cell table:style-name="Táblázat2.F11" office:value-type="string">
            <text:p text:style-name="P27">SNMP verzió</text:p>
          </table:table-cell>
        </table:table-row>
        <table:table-row>
          <table:covered-table-cell/>
          <table:covered-table-cell/>
          <table:covered-table-cell/>
          <table:table-cell table:style-name="Táblázat2.D12" office:value-type="string">
            <text:p text:style-name="P20">sysdescr</text:p>
          </table:table-cell>
          <table:table-cell table:style-name="Táblázat2.E12" office:value-type="string">
            <text:p text:style-name="P27">text</text:p>
          </table:table-cell>
          <table:table-cell table:style-name="Táblázat2.F12" office:value-type="string">
            <text:p text:style-name="P27"/>
          </table:table-cell>
        </table:table-row>
        <table:table-row>
          <table:covered-table-cell/>
          <table:covered-table-cell/>
          <table:covered-table-cell/>
          <table:table-cell table:style-name="Táblázat2.D13" office:value-type="string">
            <text:p text:style-name="P20">sysobjectid</text:p>
          </table:table-cell>
          <table:table-cell table:style-name="Táblázat2.E13" office:value-type="string">
            <text:p text:style-name="P27">text</text:p>
          </table:table-cell>
          <table:table-cell table:style-name="Táblázat2.F13" office:value-type="string">
            <text:p text:style-name="P27"/>
          </table:table-cell>
        </table:table-row>
        <table:table-row>
          <table:covered-table-cell/>
          <table:covered-table-cell/>
          <table:covered-table-cell/>
          <table:table-cell table:style-name="Táblázat2.D14" office:value-type="string">
            <text:p text:style-name="P20">sysuptime</text:p>
          </table:table-cell>
          <table:table-cell table:style-name="Táblázat2.E14" office:value-type="string">
            <text:p text:style-name="P27">bigint</text:p>
          </table:table-cell>
          <table:table-cell table:style-name="Táblázat2.F14" office:value-type="string">
            <text:p text:style-name="P27"/>
          </table:table-cell>
        </table:table-row>
        <table:table-row>
          <table:covered-table-cell/>
          <table:covered-table-cell/>
          <table:covered-table-cell/>
          <table:table-cell table:style-name="Táblázat2.D15" office:value-type="string">
            <text:p text:style-name="P20">syscontact</text:p>
          </table:table-cell>
          <table:table-cell table:style-name="Táblázat2.E15" office:value-type="string">
            <text:p text:style-name="P27">text</text:p>
          </table:table-cell>
          <table:table-cell table:style-name="Táblázat2.F15" office:value-type="string">
            <text:p text:style-name="P27"/>
          </table:table-cell>
        </table:table-row>
        <table:table-row>
          <table:covered-table-cell/>
          <table:covered-table-cell/>
          <table:covered-table-cell/>
          <table:table-cell table:style-name="Táblázat2.D16" office:value-type="string">
            <text:p text:style-name="P20">sysname</text:p>
          </table:table-cell>
          <table:table-cell table:style-name="Táblázat2.E16" office:value-type="string">
            <text:p text:style-name="P27">text</text:p>
          </table:table-cell>
          <table:table-cell table:style-name="Táblázat2.F16" office:value-type="string">
            <text:p text:style-name="P27"/>
          </table:table-cell>
        </table:table-row>
        <table:table-row>
          <table:covered-table-cell/>
          <table:covered-table-cell/>
          <table:covered-table-cell/>
          <table:table-cell table:style-name="Táblázat2.D17" office:value-type="string">
            <text:p text:style-name="P20">syslocation</text:p>
          </table:table-cell>
          <table:table-cell table:style-name="Táblázat2.E17" office:value-type="string">
            <text:p text:style-name="P27">text</text:p>
          </table:table-cell>
          <table:table-cell table:style-name="Táblázat2.F17" office:value-type="string">
            <text:p text:style-name="P27"/>
          </table:table-cell>
        </table:table-row>
        <table:table-row>
          <table:covered-table-cell/>
          <table:covered-table-cell/>
          <table:covered-table-cell/>
          <table:table-cell table:style-name="Táblázat2.D18" office:value-type="string">
            <text:p text:style-name="P20">sysservices</text:p>
          </table:table-cell>
          <table:table-cell table:style-name="Táblázat2.E18" office:value-type="string">
            <text:p text:style-name="P27">smallint</text:p>
          </table:table-cell>
          <table:table-cell table:style-name="Táblázat2.F18" office:value-type="string">
            <text:p text:style-name="P27"/>
          </table:table-cell>
        </table:table-row>
        <table:table-row>
          <table:covered-table-cell/>
          <table:covered-table-cell/>
          <table:covered-table-cell/>
          <table:table-cell table:style-name="Táblázat2.D19" office:value-type="string">
            <text:p text:style-name="P20">vendorname</text:p>
          </table:table-cell>
          <table:table-cell table:style-name="Táblázat2.E19" office:value-type="string">
            <text:p text:style-name="P27">text</text:p>
          </table:table-cell>
          <table:table-cell table:style-name="Táblázat2.F19" office:value-type="string">
            <text:p text:style-name="P27"/>
          </table:table-cell>
        </table:table-row>
      </table:table>
      <text:h text:style-name="Heading_20_4" text:outline-level="4">Portok (<text:span text:style-name="T19">n</text:span><text:span text:style-name="T18">ports</text:span>, <text:span text:style-name="T19">p</text:span><text:span text:style-name="T18">ports</text:span>, <text:span text:style-name="T18">interafces</text:span>)</text:h>
      <text:p text:style-name="P2">A hálózati elemek részét képezik a port típusú objektumok:</text:p>
      <text:p text:style-name="P1">Az ős itt nports, a pass<text:span text:style-name="T4">z</text:span>ív port. Mindegyik porthoz tartozik egy port típus leíró (iftypes tábla) egy sorszám mező, ami az nports esetén opcionális (lehet NULL, <text:span text:style-name="T4">de ha nem NULL, akkor azonos hálozati elemenként egyedi</text:span>).</text:p>
      <text:p text:style-name="P1">A pports a <text:span text:style-name="T13">Patch-panelek</text:span> és falicsatlakozók portjait reprezentálja, az nports-ból öröklődik. Itt a sorszám mező egyedi és kötelező <text:span text:style-name="T13">(panelenként, vagy csatlakozónként)</text:span>, valamint a helyet kaptak a megosztásokra vonatkozó információk. (Sajnos a főiskolán nagyon sok helyen kényszerültem a kábelek megosztására, és szinte az összes lehetséges módszer alkalmazva van.). <text:span text:style-name="T13">Patch (pports) portot csak a patch panelhez ill. fali csatlakozóhoz rendelhetünk, ill. patch panelhez és fali csatlakozóhoz csak patch port rendelhető.</text:span></text:p>
      <text:p text:style-name="P1">Az interfaces az aktív portokat reprezentálja. Van állapotuk, és nem kötelező fizikai címük (MAC). További információt tartalmaznak dualface portok, és TRUNK-ök leírására. <text:span text:style-name="T14">Az interfészhez rendelhető IP cím, ill. ipaddress objektum, ami nem feltétlenül jelent egy konkrét ip címet, lévén az </text:span><text:soft-page-break/><text:span text:style-name="T14">bizonyos esetekben változhat.</text:span></text:p>
      <text:p text:style-name="P36"><text:span text:style-name="T15">nports</text:span> &lt; <text:span text:style-name="T15">pports; nports</text:span> &lt; <text:span text:style-name="T15">interfaces</text:span></text:p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column table:style-name="Táblázat3.D"/>
        <table:table-column table:style-name="Táblázat3.E"/>
        <table:table-column table:style-name="Táblázat3.F"/>
        <table:table-row>
          <table:table-cell table:style-name="Táblázat3.A1" table:number-rows-spanned="10" office:value-type="string">
            <text:p text:style-name="P26">ppoets</text:p>
          </table:table-cell>
          <table:table-cell table:style-name="Táblázat3.B1" table:number-rows-spanned="8" office:value-type="string">
            <text:p text:style-name="P26">nports</text:p>
          </table:table-cell>
          <table:table-cell table:style-name="Táblázat3.C1" table:number-rows-spanned="8" office:value-type="string">
            <text:p text:style-name="P26">interfaces</text:p>
          </table:table-cell>
          <table:table-cell table:style-name="Táblázat3.D1" office:value-type="string">
            <text:p text:style-name="P14"><text:span text:style-name="T5">port</text:span>_id</text:p>
          </table:table-cell>
          <table:table-cell table:style-name="Táblázat3.E1" office:value-type="string">
            <text:p text:style-name="P28">bigint</text:p>
          </table:table-cell>
          <table:table-cell table:style-name="Táblázat3.F1" office:value-type="string">
            <text:p text:style-name="P28">Egyedi azonosító.</text:p>
          </table:table-cell>
        </table:table-row>
        <table:table-row>
          <table:covered-table-cell/>
          <table:covered-table-cell/>
          <table:covered-table-cell/>
          <table:table-cell table:style-name="Táblázat3.D2" office:value-type="string">
            <text:p text:style-name="P29">port_name</text:p>
          </table:table-cell>
          <table:table-cell table:style-name="Táblázat3.E2" office:value-type="string">
            <text:p text:style-name="P29">text</text:p>
          </table:table-cell>
          <table:table-cell table:style-name="Táblázat3.F2" office:value-type="string">
            <text:p text:style-name="P29">Hálózati elemenként egyedi név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29">port_note</text:p>
          </table:table-cell>
          <table:table-cell table:style-name="Táblázat3.E15" office:value-type="string">
            <text:p text:style-name="P29">text</text:p>
          </table:table-cell>
          <table:table-cell table:style-name="Táblázat3.F15" office:value-type="string">
            <text:p text:style-name="P29">Megjegyzés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29">port_tag</text:p>
          </table:table-cell>
          <table:table-cell table:style-name="Táblázat3.E15" office:value-type="string">
            <text:p text:style-name="P29">text</text:p>
          </table:table-cell>
          <table:table-cell table:style-name="Táblázat3.F15" office:value-type="string">
            <text:p text:style-name="P29">Felirat egyéb azonosító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29">iftype_id</text:p>
          </table:table-cell>
          <table:table-cell table:style-name="Táblázat3.E15" office:value-type="string">
            <text:p text:style-name="P29">bigint</text:p>
          </table:table-cell>
          <table:table-cell table:style-name="Táblázat3.F15" office:value-type="string">
            <text:p text:style-name="P29">A port típusleíró rekordra mutató kulcs.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29">port_index</text:p>
          </table:table-cell>
          <table:table-cell table:style-name="Táblázat3.E15" office:value-type="string">
            <text:p text:style-name="P29">integer</text:p>
          </table:table-cell>
          <table:table-cell table:style-name="Táblázat3.F15" office:value-type="string">
            <text:p text:style-name="P31">Index, sorszám, vagy SNMP azonosító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29">deleted</text:p>
          </table:table-cell>
          <table:table-cell table:style-name="Táblázat3.E15" office:value-type="string">
            <text:p text:style-name="P29">boolean</text:p>
          </table:table-cell>
          <table:table-cell table:style-name="Táblázat3.F15" office:value-type="string">
            <text:p text:style-name="P29">Ha értéke igaz, akkor logikailag törölt.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29">touch</text:p>
          </table:table-cell>
          <table:table-cell table:style-name="Táblázat3.E15" office:value-type="string">
            <text:p text:style-name="P29">boolean</text:p>
          </table:table-cell>
          <table:table-cell table:style-name="Táblázat3.F15" office:value-type="string">
            <text:p text:style-name="P29">technikai okokb<text:span text:style-name="T14">ó</text:span>l felvett járulékos jelző.</text:p>
          </table:table-cell>
        </table:table-row>
        <table:table-row>
          <table:covered-table-cell/>
          <table:table-cell table:style-name="Táblázat3.B15" table:number-rows-spanned="7" office:value-type="string">
            <text:p text:style-name="P28"/>
          </table:table-cell>
          <table:table-cell table:style-name="Táblázat3.C10" table:number-rows-spanned="2" office:value-type="string">
            <text:p text:style-name="P28"/>
          </table:table-cell>
          <table:table-cell table:style-name="Táblázat3.D15" office:value-type="string">
            <text:p text:style-name="P30">shared_cable</text:p>
          </table:table-cell>
          <table:table-cell table:style-name="Táblázat3.E15" office:value-type="string">
            <text:p text:style-name="P30">enum()</text:p>
          </table:table-cell>
          <table:table-cell table:style-name="Táblázat3.F15" office:value-type="string">
            <text:p text:style-name="P30">Hátlapi megosztás típusa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30">shared_port_id</text:p>
          </table:table-cell>
          <table:table-cell table:style-name="Táblázat3.E15" office:value-type="string">
            <text:p text:style-name="P30">bigint</text:p>
          </table:table-cell>
          <table:table-cell table:style-name="Táblázat3.F15" office:value-type="string">
            <text:p text:style-name="P30">A közös kábelen osztoró portok közül az elsőre mutató kulcs.</text:p>
          </table:table-cell>
        </table:table-row>
        <table:table-row>
          <table:table-cell table:style-name="Táblázat3.A15" table:number-rows-spanned="5" office:value-type="string">
            <text:p text:style-name="P28"/>
          </table:table-cell>
          <table:covered-table-cell/>
          <table:table-cell table:style-name="Táblázat3.C11" table:number-rows-spanned="5" office:value-type="string">
            <text:p text:style-name="P28"/>
          </table:table-cell>
          <table:table-cell table:style-name="Táblázat3.D15" office:value-type="string">
            <text:p text:style-name="P30">hwaddress</text:p>
          </table:table-cell>
          <table:table-cell table:style-name="Táblázat3.E15" office:value-type="string">
            <text:p text:style-name="P30">mac</text:p>
          </table:table-cell>
          <table:table-cell table:style-name="Táblázat3.F15" office:value-type="string">
            <text:p text:style-name="P30">MAC cím (opcionális)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30">port_ostat</text:p>
          </table:table-cell>
          <table:table-cell table:style-name="Táblázat3.E15" office:value-type="string">
            <text:p text:style-name="P30">enum</text:p>
          </table:table-cell>
          <table:table-cell table:style-name="Táblázat3.F15" office:value-type="string">
            <text:p text:style-name="P30">port állapota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30">port_astat</text:p>
          </table:table-cell>
          <table:table-cell table:style-name="Táblázat3.E15" office:value-type="string">
            <text:p text:style-name="P30">enum</text:p>
          </table:table-cell>
          <table:table-cell table:style-name="Táblázat3.F15" office:value-type="string">
            <text:p text:style-name="P30">port beállítása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30">port_staple_id</text:p>
          </table:table-cell>
          <table:table-cell table:style-name="Táblázat3.E15" office:value-type="string">
            <text:p text:style-name="P30">bigint</text:p>
          </table:table-cell>
          <table:table-cell table:style-name="Táblázat3.F15" office:value-type="string">
            <text:p text:style-name="P30"/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30">dualface_type</text:p>
          </table:table-cell>
          <table:table-cell table:style-name="Táblázat3.E15" office:value-type="string">
            <text:p text:style-name="P30">bigint</text:p>
          </table:table-cell>
          <table:table-cell table:style-name="Táblázat3.F15" office:value-type="string">
            <text:p text:style-name="P30"/>
          </table:table-cell>
        </table:table-row>
      </table:table>
      <text:h text:style-name="Heading_20_4" text:outline-level="4">IP címek</text:h>
      <text:p text:style-name="Text_20_body"/>
      <text:h text:style-name="Heading_20_4" text:outline-level="4">VLAN-ok <text:span text:style-name="T16">és </text:span>szubnetek</text:h>
      <text:p text:style-name="Text_20_body"/>
      <text:h text:style-name="Heading_20_3" text:outline-level="3">Cím táblák</text:h>
      <text:p text:style-name="Text_20_body"/>
      <text:h text:style-name="Heading_20_3" text:outline-level="3">Topológiai adatok</text:h>
      <text:p text:style-name="P38">Az adatbázis több a topológiát leképező táblát tartalmaz.</text:p>
      <text:p text:style-name="P38"><text:s/>A fizikai kapcsolatokat a phs_links_table (vagy a phs_links nézet) tábla írja le. Ez a tábla csak manuálisan tölthető fel, létrehozása és karbantartása adatrögzítői feladat.</text:p>
      <text:p text:style-name="P39">Az adatbázis a fizikai linkek alapján automatikusan hozza létre a logikai kapcsolatok tábláját, ami csak az aktív eszközök logikai kapcsolatát tartalmazza.</text:p>
      <text:p text:style-name="P39">Az előzőek mellett van egy harmadik topológiát leíró tábla. A legtöbb menedzselhető hálózati elem (switch) az LLDP protokoll segítségével képes feltérképezni az (LLDP képes) aktív elemek logikai topológiáját.</text:p>
      <text:p text:style-name="P39">A topológiát leíró táblák mellett az adatbázis mi<text:span text:style-name="T22">ndhárom esetben</text:span> tartalmaz egy nézet (view) táblát is. A tábla rekordjai által reprezentált kapcsolatok logikailag szimmetrikusak, viszont a tárolásuk <text:soft-page-break/>aszimmetrikus. Ezt az ellentmondást oldja fel a nézet tábla azzal, hogy minden rekordot kétszer tartalmaz, ahol a másodpéldány „irránya” ellenté<text:span text:style-name="T22">t</text:span>es.</text:p>
      <text:h text:style-name="Heading_20_4" text:outline-level="4">Fizikai topológia (<text:span text:style-name="T20">phs_links_table</text:span>, <text:span text:style-name="T18">psh_links</text:span>)</text:h>
      <text:p text:style-name="P38"><text:s/><text:span text:style-name="T21">A tábla minden eleme egy-egy összeköttetést (patch kábel, fali kábel, stb.) reprezentál. </text:span></text:p>
      <text:p text:style-name="P40">phs_links_table (phs_links)</text:p>
      <table:table table:name="Táblázat4" table:style-name="Táblázat4">
        <table:table-column table:style-name="Táblázat4.A"/>
        <table:table-column table:style-name="Táblázat4.B"/>
        <table:table-column table:style-name="Táblázat4.C"/>
        <table:table-row>
          <table:table-cell table:style-name="Táblázat4.A1" office:value-type="string">
            <text:p text:style-name="P45">phs_link_id</text:p>
          </table:table-cell>
          <table:table-cell table:style-name="Táblázat4.A1" office:value-type="string">
            <text:p text:style-name="P45">bigint</text:p>
          </table:table-cell>
          <table:table-cell table:style-name="Táblázat4.C1" office:value-type="string">
            <text:p text:style-name="P45">Egyedi azonosító</text:p>
          </table:table-cell>
        </table:table-row>
        <table:table-row>
          <table:table-cell table:style-name="Táblázat4.A2" office:value-type="string">
            <text:p text:style-name="P45">port_id1</text:p>
          </table:table-cell>
          <table:table-cell table:style-name="Táblázat4.A2" office:value-type="string">
            <text:p text:style-name="P45">bigint</text:p>
          </table:table-cell>
          <table:table-cell table:style-name="Táblázat4.C2" office:value-type="string">
            <text:p text:style-name="P45">A patch vagy fali kábellel összekötött egyik portra mutató kulcs.</text:p>
          </table:table-cell>
        </table:table-row>
        <table:table-row>
          <table:table-cell table:style-name="Táblázat4.A2" office:value-type="string">
            <text:p text:style-name="P45">port_id2</text:p>
          </table:table-cell>
          <table:table-cell table:style-name="Táblázat4.A2" office:value-type="string">
            <text:p text:style-name="P45">bigint</text:p>
          </table:table-cell>
          <table:table-cell table:style-name="Táblázat4.C2" office:value-type="string">
            <text:p text:style-name="P45">A patch vagy fali kábellel összekötött másik portra mutató kulcs.</text:p>
          </table:table-cell>
        </table:table-row>
        <table:table-row>
          <table:table-cell table:style-name="Táblázat4.A2" office:value-type="string">
            <text:p text:style-name="P45">phs_link_type1</text:p>
          </table:table-cell>
          <table:table-cell table:style-name="Táblázat4.A2" office:value-type="string">
            <text:p text:style-name="P45">enum(Front, Back, Term)</text:p>
          </table:table-cell>
          <table:table-cell table:style-name="Táblázat4.C2" office:value-type="string">
            <text:p text:style-name="P45">A csatlakozás típusa a port_id1 által azonosított porton.</text:p>
          </table:table-cell>
        </table:table-row>
        <table:table-row>
          <table:table-cell table:style-name="Táblázat4.A2" office:value-type="string">
            <text:p text:style-name="P45">phs_link_type2</text:p>
          </table:table-cell>
          <table:table-cell table:style-name="Táblázat4.A2" office:value-type="string">
            <text:p text:style-name="P45">enum(Front, Back, Term)</text:p>
          </table:table-cell>
          <table:table-cell table:style-name="Táblázat4.C2" office:value-type="string">
            <text:p text:style-name="P45">A csatlakozás típusa a port_id2 által azonosított porton.</text:p>
          </table:table-cell>
        </table:table-row>
        <table:table-row>
          <table:table-cell table:style-name="Táblázat4.A2" office:value-type="string">
            <text:p text:style-name="P45">phs_link_note</text:p>
          </table:table-cell>
          <table:table-cell table:style-name="Táblázat4.A2" office:value-type="string">
            <text:p text:style-name="P45">text</text:p>
          </table:table-cell>
          <table:table-cell table:style-name="Táblázat4.C2" office:value-type="string">
            <text:p text:style-name="P45">Megjegyzés</text:p>
          </table:table-cell>
        </table:table-row>
        <table:table-row>
          <table:table-cell table:style-name="Táblázat4.A2" office:value-type="string">
            <text:p text:style-name="P45">port_shared</text:p>
          </table:table-cell>
          <table:table-cell table:style-name="Táblázat4.A2" office:value-type="string">
            <text:p text:style-name="P45">enum(...)</text:p>
          </table:table-cell>
          <table:table-cell table:style-name="Táblázat4.C2" office:value-type="string">
            <text:p text:style-name="P45">Megosztás (l. később)</text:p>
          </table:table-cell>
        </table:table-row>
        <table:table-row>
          <table:table-cell table:style-name="Táblázat4.A2" office:value-type="string">
            <text:p text:style-name="P45">link_type</text:p>
          </table:table-cell>
          <table:table-cell table:style-name="Táblázat4.A2" office:value-type="string">
            <text:p text:style-name="P45">enum(...)</text:p>
          </table:table-cell>
          <table:table-cell table:style-name="Táblázat4.C2" office:value-type="string">
            <text:p text:style-name="P45">Kapcsolat típusa.</text:p>
          </table:table-cell>
        </table:table-row>
        <table:table-row>
          <table:table-cell table:style-name="Táblázat4.A2" office:value-type="string">
            <text:p text:style-name="P45">create_time</text:p>
          </table:table-cell>
          <table:table-cell table:style-name="Táblázat4.A2" office:value-type="string">
            <text:p text:style-name="P45">timestamp</text:p>
          </table:table-cell>
          <table:table-cell table:style-name="Táblázat4.C2" office:value-type="string">
            <text:p text:style-name="P45">A bejegyzés keletkezésének az időpontja</text:p>
          </table:table-cell>
        </table:table-row>
        <table:table-row>
          <table:table-cell table:style-name="Táblázat4.A2" office:value-type="string">
            <text:p text:style-name="P45">create_user_id</text:p>
          </table:table-cell>
          <table:table-cell table:style-name="Táblázat4.A2" office:value-type="string">
            <text:p text:style-name="P45">bigint</text:p>
          </table:table-cell>
          <table:table-cell table:style-name="Táblázat4.C2" office:value-type="string">
            <text:p text:style-name="P45">A bejegyzést létrehozó felhasználót azonosító kulcs.</text:p>
          </table:table-cell>
        </table:table-row>
        <table:table-row>
          <table:table-cell table:style-name="Táblázat4.A2" office:value-type="string">
            <text:p text:style-name="P46">modify_time</text:p>
          </table:table-cell>
          <table:table-cell table:style-name="Táblázat4.A2" office:value-type="string">
            <text:p text:style-name="P46">timestamp</text:p>
          </table:table-cell>
          <table:table-cell table:style-name="Táblázat4.C2" office:value-type="string">
            <text:p text:style-name="P46">Az utolsó módosítás időpontja</text:p>
          </table:table-cell>
        </table:table-row>
        <table:table-row>
          <table:table-cell table:style-name="Táblázat4.A2" office:value-type="string">
            <text:p text:style-name="P45"><text:span text:style-name="T23">modify</text:span>_user_id</text:p>
          </table:table-cell>
          <table:table-cell table:style-name="Táblázat4.A2" office:value-type="string">
            <text:p text:style-name="P45">bigint</text:p>
          </table:table-cell>
          <table:table-cell table:style-name="Táblázat4.C2" office:value-type="string">
            <text:p text:style-name="P45">A bejegyzést <text:span text:style-name="T23">utoljára módosító</text:span> felhasználót azonosító kulcs.</text:p>
          </table:table-cell>
        </table:table-row>
        <table:table-row>
          <table:table-cell table:style-name="Táblázat4.A2" office:value-type="string">
            <text:p text:style-name="P46">forward</text:p>
          </table:table-cell>
          <table:table-cell table:style-name="Táblázat4.A2" office:value-type="string">
            <text:p text:style-name="P46">boolean</text:p>
          </table:table-cell>
          <table:table-cell table:style-name="Táblázat4.C2" office:value-type="string">
            <text:p text:style-name="P46">A phs_links_table -ban mindig true, a phs_links nézetben viszont az extra sorok esetén false.</text:p>
          </table:table-cell>
        </table:table-row>
      </table:table>
      <text:p text:style-name="P40"><text:s/><text:span text:style-name="T23">A port_shared mező az esetleges előlapi megosztást jelzi. Ekkor a rekord egy patch panel vagy falicsatlakozó előlali portjára csatlakozó (Front) megosztó elem egyik megosztott portja és egy aktív elem portjának (Term) kapcsolatát reprezentálja. </text:span></text:p>
      <text:h text:style-name="Heading_20_3" text:outline-level="3">Felhasználói adatok</text:h>
      <text:h text:style-name="Heading_20_3" text:outline-level="3">Szolgáltatások, a lekérdező rendszer</text:h>
      <text:h text:style-name="Heading_20_3" text:outline-level="3">Riasztások, a riasztási rendszer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Megjegzés" style:family="paragraph" style:parent-style-name="First_20_line_20_indent" style:master-page-name="">
      <style:paragraph-properties fo:margin-left="2cm" fo:margin-right="0cm" fo:text-indent="-2cm" style:auto-text-indent="false" style:page-number="auto">
        <style:tab-stops/>
      </style:paragraph-properties>
      <style:text-properties fo:font-size="10.5pt" fo:font-style="italic" style:font-size-asian="10.5pt"/>
    </style:style>
    <style:style style:name="Tabl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6T09:08:28.175350477</meta:creation-date>
    <dc:date>2015-10-04T11:48:10.687499402</dc:date>
    <meta:editing-duration>PT2H47M59S</meta:editing-duration>
    <meta:editing-cycles>18</meta:editing-cycles>
    <meta:generator>LibreOffice/4.2.8.2$Linux_X86_64 LibreOffice_project/420m0$Build-2</meta:generator>
    <meta:document-statistic meta:table-count="4" meta:image-count="0" meta:object-count="0" meta:page-count="5" meta:paragraph-count="214" meta:word-count="1374" meta:character-count="10549" meta:non-whitespace-character-count="9381"/>
  </office:meta>
</office:document-meta>
</file>